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062655" officeooo:paragraph-rsid="00062655"/>
    </style:style>
    <style:style style:name="P2" style:family="paragraph" style:parent-style-name="Standard">
      <style:text-properties fo:language="en" fo:country="US" officeooo:rsid="000807f6" officeooo:paragraph-rsid="000807f6"/>
    </style:style>
    <style:style style:name="P3" style:family="paragraph" style:parent-style-name="Standard">
      <style:text-properties fo:language="en" fo:country="US" officeooo:rsid="0009cb87" officeooo:paragraph-rsid="0009cb87"/>
    </style:style>
    <style:style style:name="P4" style:family="paragraph" style:parent-style-name="Standard">
      <style:text-properties fo:language="en" fo:country="US" officeooo:rsid="000ace9f" officeooo:paragraph-rsid="000ace9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tsPlay</text:p>
      <text:p text:style-name="P1">Implementation</text:p>
      <text:p text:style-name="P1">Tjitze de Boer</text:p>
      <text:p text:style-name="P1"/>
      <text:p text:style-name="P2">I still had access to some hosting from school.</text:p>
      <text:p text:style-name="P2">I’ve removed the files from my previous project.</text:p>
      <text:p text:style-name="P2">I copied the database before I remembered that I could've just imported it.</text:p>
      <text:p text:style-name="P2">I uploaded all the files into their proper folders.<text:line-break/>I changed the database connection variables.</text:p>
      <text:p text:style-name="P3">I tried to see if the service I used for sending email with the files at localhost also worked with them on online hosting, it didn’t. </text:p>
      <text:p text:style-name="P3">I replaced this with the hosting email and it worked but the email did arrive within my spam folder.</text:p>
      <text:p text:style-name="P4">I fixed a broken link that had wrong capitalization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l" fo:country="N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10-26T10:43:01.902000000</meta:creation-date>
    <dc:date>2021-11-01T15:48:47.765000000</dc:date>
    <meta:editing-duration>P6DT5H5M44S</meta:editing-duration>
    <meta:editing-cycles>4</meta:editing-cycles>
    <meta:generator>LibreOffice/6.4.0.3$Windows_X86_64 LibreOffice_project/b0a288ab3d2d4774cb44b62f04d5d28733ac6df8</meta:generator>
    <meta:document-statistic meta:table-count="0" meta:image-count="0" meta:object-count="0" meta:page-count="1" meta:paragraph-count="10" meta:word-count="104" meta:character-count="589" meta:non-whitespace-character-count="494"/>
  </office:meta>
</office:document-meta>
</file>